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fo:break-before="pag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10"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11"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12"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13"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14"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15"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6"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7"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8"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21"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22"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23"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24"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25"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9"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41"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5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5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6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3"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5"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8"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9"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7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7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72"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73"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7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7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76"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7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7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79"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82"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83"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84"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85"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86"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87"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88"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89"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90"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94"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9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9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9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0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0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0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0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04"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0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08"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09"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10"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11"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12"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13"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14"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15"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16"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17"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18"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19"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20"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21"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22"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23"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24"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25"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26"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27"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28"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29"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30"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31"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32"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33"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34"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35"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276643" style:font-weight-asian="normal" style:font-weight-complex="normal"/>
    </style:style>
    <style:style style:name="T27" style:family="text">
      <style:text-properties style:text-underline-style="none" fo:font-weight="normal" officeooo:rsid="002b2394" style:font-weight-asian="normal" style:font-weight-complex="normal"/>
    </style:style>
    <style:style style:name="T28" style:family="text">
      <style:text-properties style:text-underline-style="none" fo:font-weight="normal" officeooo:rsid="002bfbe6" style:font-weight-asian="normal" style:font-weight-complex="normal"/>
    </style:style>
    <style:style style:name="T29" style:family="text">
      <style:text-properties style:font-name="Noto Sans" style:text-underline-style="none" fo:font-weight="normal" style:font-weight-asian="normal" style:font-name-complex="Noto Sans" style:font-weight-complex="normal"/>
    </style:style>
    <style:style style:name="T30" style:family="text">
      <style:text-properties style:font-name="Noto Sans" fo:font-weight="normal" style:font-weight-asian="normal" style:font-weight-complex="normal"/>
    </style:style>
    <style:style style:name="T31" style:family="text">
      <style:text-properties style:font-name="Noto Sans" fo:font-weight="normal" officeooo:rsid="00216d87" style:font-weight-asian="normal" style:font-weight-complex="normal"/>
    </style:style>
    <style:style style:name="T32" style:family="text">
      <style:text-properties officeooo:rsid="0048bf91"/>
    </style:style>
    <style:style style:name="T33" style:family="text">
      <style:text-properties officeooo:rsid="0048c28a"/>
    </style:style>
    <style:style style:name="T34" style:family="text">
      <style:text-properties officeooo:rsid="004ea0bb"/>
    </style:style>
    <style:style style:name="T35" style:family="text">
      <style:text-properties style:font-name="monospace"/>
    </style:style>
    <style:style style:name="T36" style:family="text">
      <style:text-properties fo:font-size="12pt" style:font-size-asian="12pt" style:font-size-complex="12pt"/>
    </style:style>
    <style:style style:name="T37" style:family="text">
      <style:text-properties fo:font-size="12pt" officeooo:rsid="0050501a" style:font-size-asian="12pt" style:font-size-complex="12pt"/>
    </style:style>
    <style:style style:name="T38" style:family="text">
      <style:text-properties fo:font-size="12pt" officeooo:rsid="005549b4" style:font-size-asian="12pt" style:font-size-complex="12pt"/>
    </style:style>
    <style:style style:name="T39" style:family="text">
      <style:text-properties fo:font-size="12pt" officeooo:rsid="005afe9d" style:font-size-asian="12pt" style:font-size-complex="12pt"/>
    </style:style>
    <style:style style:name="T40" style:family="text">
      <style:text-properties fo:font-size="12pt" officeooo:rsid="005dc10e" style:font-size-asian="12pt" style:font-size-complex="12pt"/>
    </style:style>
    <style:style style:name="T41" style:family="text">
      <style:text-properties fo:font-size="12pt" officeooo:rsid="00654919" style:font-size-asian="12pt" style:font-size-complex="12pt"/>
    </style:style>
    <style:style style:name="T42" style:family="text">
      <style:text-properties fo:font-size="12pt" officeooo:rsid="0066fa99" style:font-size-asian="12pt" style:font-size-complex="12pt"/>
    </style:style>
    <style:style style:name="T43" style:family="text">
      <style:text-properties fo:font-size="12pt" officeooo:rsid="0068750f"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5549b4" style:font-size-asian="12pt" style:font-weight-asian="normal" style:font-size-complex="12pt" style:font-weight-complex="normal"/>
    </style:style>
    <style:style style:name="T49" style:family="text">
      <style:text-properties fo:font-size="12pt" fo:font-weight="normal" officeooo:rsid="0056c174" style:font-size-asian="12pt" style:font-weight-asian="normal" style:font-size-complex="12pt" style:font-weight-complex="normal"/>
    </style:style>
    <style:style style:name="T50" style:family="text">
      <style:text-properties fo:font-size="12pt" fo:font-weight="normal" officeooo:rsid="0057cc75" style:font-size-asian="12pt" style:font-weight-asian="normal" style:font-size-complex="12pt" style:font-weight-complex="normal"/>
    </style:style>
    <style:style style:name="T51" style:family="text">
      <style:text-properties fo:font-size="12pt" fo:font-weight="normal" officeooo:rsid="0059acd6" style:font-size-asian="12pt" style:font-weight-asian="normal" style:font-size-complex="12pt" style:font-weight-complex="normal"/>
    </style:style>
    <style:style style:name="T52" style:family="text">
      <style:text-properties fo:font-size="12pt" fo:font-weight="normal" officeooo:rsid="005afe9d" style:font-size-asian="12pt" style:font-weight-asian="normal" style:font-size-complex="12pt" style:font-weight-complex="normal"/>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fo:font-style="normal" style:font-size-asian="12pt" style:font-style-asian="normal" style:font-size-complex="12pt" style:font-style-complex="normal"/>
    </style:style>
    <style:style style:name="T55" style:family="text">
      <style:text-properties fo:font-size="12pt" fo:font-style="normal" fo:font-weight="bold" style:font-size-asian="12pt" style:font-style-asian="normal" style:font-weight-asian="bold" style:font-size-complex="32pt" style:font-style-complex="normal" style:font-weight-complex="bold"/>
    </style:style>
    <style:style style:name="T56" style:family="text">
      <style:text-properties officeooo:rsid="0068750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دارای ـــــ عنصر، ـــــ دوره ( تناوب )، و ـــــ گروه، دارای ۵ دسته ـــــ ، ـــــ ، ـــــ و ـــــ</text:p>
      <text:p text:style-name="P7">تعداد عناصر: دسته <text:s/>ـــــ ، ـــــ عنصر، دسته ـــــ ، ـــــ عنصر، دسته ـــــ ، ـــــ عنصر و دسته ـــــ ، ـــــ عنصر</text:p>
      <text:p text:style-name="P8">روند‌های تناوبی</text:p>
      <text:p text:style-name="P8">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8">۱: شعاع اتمی</text:p>
      <text:p text:style-name="P8">۲: واکنش‌پذیری: آ) خاصیت فلزی ب) خاصیت نافلزی</text:p>
      <text:p text:style-name="P8"/>
      <text:p text:style-name="P8">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9"><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10"><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10"><text:span text:style-name="T3">ب) در هر گروه از بالا به پایین، اثر هسته بر لایه الکترونی بیرونی، </text:span><text:span text:style-name="T6">ـــــ </text:span><text:span text:style-name="T3">می‌شود.</text:span></text:p>
      <text:p text:style-name="P10"><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10"><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1">f=kqq’/r^2 </text:span><text:span text:style-name="T7">) )</text:span></text:p>
      <text:p text:style-name="P15">تمرین: روند تغییرات را در مورد سه روند تناوبی ذکر شده در کتاب در طرح‌های روبه‌رو مشخص نمایید:</text:p>
      <text:p text:style-name="P11"/>
      <text:p text:style-name="P12"><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6">هر چه شعاع اتم بزرگ‌تر باشد، اندازه آن بزرگ‌تر است.</text:p>
      <text:p text:style-name="P13"/>
      <text:p text:style-name="P17">روند تغییرات شعاع اتمی</text:p>
      <text:p text:style-name="P14"/>
      <text:p text:style-name="P14"><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14"><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14"><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14"><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14"><text:span text:style-name="T6">( </text:span><text:span text:style-name="T3">دلیل: طبق قانون کولن: </text:span><text:span text:style-name="T30">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14"/>
      <text:p text:style-name="P18">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19">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20">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25"> و </text:span><text:span text:style-name="T10"><text:s/>ثاب</text:span><text:span text:style-name="T11">ت</text:span><text:span text:style-name="T25"> دریا</text:span><text:span text:style-name="T26">فت ـــــ که افزایش الکترون‌ها بر آن مؤثر ـــــ . ( «نیرو»، مانند «انرژی» نیست و تقسیم نمی‌شود. )</text:span></text:p>
      <text:p text:style-name="P26">نتیجه: هر هر دوره از چپ به راست، با افزایش تعداد پروتون‌ها، هر الکترون، جاذبه ـــــ دریافت می‌کند.</text:p>
      <text:p text:style-name="P26"/>
      <text:p text:style-name="P27">بررسی نمودار ۱ ص ۱۳:</text:p>
      <text:p text:style-name="P21"><text:span text:style-name="T25">نکته ۱: در تناوب </text:span><text:span text:style-name="T26">ـــــ </text:span><text:span text:style-name="T25">از چپ به راست، شعاع اتمی عنصر‌ها کاهش می‌یابد.</text:span></text:p>
      <text:p text:style-name="P21"><text:span text:style-name="T25">نکته ۲: بیشترین تفاوت شعاع، بین عنصر‌های گروه‌های </text:span><text:span text:style-name="T26">ـــــ </text:span><text:span text:style-name="T25">و</text:span><text:span text:style-name="T26"> ـــــ </text:span><text:span text:style-name="T25">است. ( عنصر‌های </text:span><text:span text:style-name="T26">ـــــ </text:span><text:span text:style-name="T25">و </text:span><text:span text:style-name="T26">ـــــ </text:span><text:span text:style-name="T25">)</text:span></text:p>
      <text:p text:style-name="P27">نکته ۳: تفاوت شعاع عناصر ( در تناوب ۳ ): بین نافلز‌ها <text:s text:c="9"/>بین فلز‌ها</text:p>
      <text:p text:style-name="P27">( یعنی روند تغییرات شعاع، در اوایل/اواخر تناوب سوم، چشمگیر‌تر است. )</text:p>
      <text:p text:style-name="P27"/>
      <text:p text:style-name="P28">مقایسته تغییرات شعاع و واکنش‌پذیری عنصر‌های گروه ۱، ۲ و ۱۷</text:p>
      <text:p text:style-name="P29">با هم بی‌اندیشیم ص ۱۲: ۱) ـــــ آسانتر الکترون از دست می‌دهد، چون شعاع ـــــ دارد.</text:p>
      <text:p text:style-name="P30">۲) بله/خیر، چون شدت واکنش ـــــ با گاز کلر، بیشتر است. ( ـــــ تر به کلر الکترون می‌دهد. )</text:p>
      <text:p text:style-name="P22"><text:span text:style-name="T25">در واکنش لیتیم و پتاسیم به ترتیب نور ـــــ ، ـــــ و ـــــ ایجاد می‌شود </text:span><text:span text:style-name="T28">( رنگ نور ایجاد شده، با رنگ شعله این ۳ عنصر، یکسان </text:span><text:span text:style-name="T25">ـــــ </text:span><text:span text:style-name="T28">)</text:span></text:p>
      <text:p text:style-name="P23"><text:span text:style-name="T25">انرژی نور </text:span><text:span text:style-name="T27">ـــــ &gt; ـــــ &gt; ـــــ</text:span></text:p>
      <text:p text:style-name="P23"><text:span text:style-name="T27">۳</text:span><text:span text:style-name="T25">) بله/خیر، هرچه شعاع اتمی فلز بزرگ‌تر باشد، </text:span><text:span text:style-name="T27">ـــــ </text:span><text:span text:style-name="T25">تر الکترون از دست می‌دهد، چون:</text:span></text:p>
      <text:p text:style-name="P24"><text:span text:style-name="T25">الکترون(های) بیرونی از هسته </text:span><text:span text:style-name="T27">ـــــ </text:span><text:span text:style-name="T25">و نیروی هسته بر آن(ها) </text:span><text:span text:style-name="T27">ـــــ </text:span><text:span text:style-name="T25">است. ( در فلز‌های گروه‌های اصلی )</text:span></text:p>
      <text:p text:style-name="P25"><text:span text:style-name="T25">واکنش فلز قلیایی </text:span><text:span text:style-name="T29">(M)</text:span><text:span text:style-name="T25"> با گاز کلر:</text:span></text:p>
      <text:p text:style-name="P32"/>
      <text:p text:style-name="P25"><text:span text:style-name="T25">واکنش‌پذیری: </text:span><text:span text:style-name="T27">ـــــ &gt; ـــــ &gt; ـــــ</text:span></text:p>
      <text:p text:style-name="P31"/>
      <text:p text:style-name="P25"><text:span text:style-name="T27">و</text:span><text:span text:style-name="T25">اکنش فلز قلیایی خاکی (M’) با گاز کلر:</text:span></text:p>
      <text:p text:style-name="P32"/>
      <text:p text:style-name="P25"><text:span text:style-name="T25">واکنش‌پذیری: </text:span><text:span text:style-name="T27">ـــــ &gt; ـــــ &gt; ـــــ</text:span></text:p>
      <text:p text:style-name="P25"><text:span text:style-name="T27">و</text:span><text:span text:style-name="T25">اکنش‌پذیزی: فلز قلیایی <text:s text:c="7"/>فلز قلیایی خاکی ( هم تناوب )</text:span></text:p>
      <text:p text:style-name="P25"><text:span text:style-name="T25">دلیل: تعداد لایه </text:span><text:span text:style-name="T27">ـــــ </text:span><text:span text:style-name="T25">اما هسته عنصر‌های گروه </text:span><text:span text:style-name="T27">ـــــ </text:span><text:span text:style-name="T25">قوی‌تر</text:span></text:p>
      <text:p text:style-name="P108">M → M+</text:p>
      <text:p text:style-name="P108">M’ → M’2+</text:p>
      <text:p text:style-name="P109"><text:span text:style-name="T25">تمرین: واکنش‌پذیری عنصر‌های دارای اعداد اتمی ۱۱، ۱۲ و ۱۳ را مقایسه کنید: </text:span><text:span text:style-name="T14">ـــــ &lt; ـــــ &lt; ـــــ</text:span></text:p>
      <text:p text:style-name="P109"><text:span text:style-name="T14">ت</text:span><text:span text:style-name="T13">ذکر مهم: واکنش‌پذیری عنصر‌های واسطه، در مواردی </text:span><text:span text:style-name="T15">از نظام گفته شده، پیروی نمی‌کند.</text:span></text:p>
      <text:p text:style-name="P110">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33">نتیجه؛<text:tab/><text:tab/>واکنش‌پذیری: فلز‌های اصلی<text:tab/><text:tab/><text:tab/>فلز‌های واسطه</text:p>
      <text:p text:style-name="P33"><text:tab/><text:tab/>استحکام: فلز‌های اصلی<text:tab/><text:tab/><text:tab/>فلز‌های واسطه</text:p>
      <text:p text:style-name="P33"/>
      <text:p text:style-name="P111"><text:span text:style-name="T17">در گروه ۱، از بالا به پایین، «خاصیت فلزی </text:span><text:span text:style-name="T13">≡</text:span><text:span text:style-name="T17"> واکنش‌پذیری» ـــــ می‌شود.</text:span></text:p>
      <text:p text:style-name="P34">در گروه ۱۷، از بالا به پایین، «خاصیت ـــــ ≡ واکنش‌پذیری» ـــــ می‌شود.</text:p>
      <text:p text:style-name="P34">به علت ـــــ شدن اثر هسته بر لایه بیرونی از بالا به پایین</text:p>
      <text:p text:style-name="P112"><text:span text:style-name="T16">واکنش‌پذیری*: </text:span><text:span text:style-name="T17">ـــــ &lt; ـــــ &lt; ـــــ</text:span></text:p>
      <text:p text:style-name="P112"><text:span text:style-name="T17">د</text:span><text:span text:style-name="T16">ر تولید لامپ چراغ‌های جلو خودرو از </text:span><text:span text:style-name="T17">ـــــ </text:span><text:span text:style-name="T16">استفاده می‌شود.</text:span></text:p>
      <text:p text:style-name="P113"><text:span text:style-name="T16">ت) با افزایش شعاع، خاصیت نافلزی </text:span><text:span text:style-name="T17">ـــــ </text:span><text:span text:style-name="T16">می‌شود.</text:span></text:p>
      <text:p text:style-name="P113"><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14"><text:span text:style-name="T22">پ</text:span><text:span text:style-name="T21">رسش مهم</text:span><text:span text:style-name="T16">: کدام هالوژن، در دمای ۴۰۰ درجه سانتی‌گراد با H2 واکنش می‌دهد؟</text:span></text:p>
      <text:p text:style-name="P114"><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14"><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14"><text:span text:style-name="T16">واکنش‌دهند و </text:span><text:span text:style-name="T17">ـــــ </text:span><text:span text:style-name="T16">تولید کنند. مثال:</text:span></text:p>
      <text:p text:style-name="P115"><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16"><text:span text:style-name="T16">۳) نقطه جوش هالوژن‌ها: </text:span><text:span text:style-name="T17">ـــــ &lt; ـــــ &lt; ـــــ &lt; ـــــ</text:span></text:p>
      <text:p text:style-name="P117"><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18"><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35">۵) F، Cl، Br و I فلز/نافلز هستند.</text:p>
      <text:p text:style-name="P118"><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18"><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18"><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18"><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35">رابطه‌ی نمک‌ها و ترکیب‌های یونی</text:p>
      <text:p text:style-name="P118"><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18"><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35"/>
      <text:p text:style-name="P36">رفتار‌های «کلی» فلز‌ها مشابه است اما تفاوت‌های قابل توجهی نیز دارند به طوری که:</text:p>
      <text:p text:style-name="P37">هر فلز، رفتار‌های « ـــــ » خود را دارد. نمونه: ( شکل‌های حاشیه ص ۱۴ )</text:p>
      <text:p text:style-name="P37">سدیم: نرم/سخت است. با چاقو بریده ـــــ و جلای نقره‌ای آن در مجاورت اکسیژن ـــــ به کندی/سرعت از بین می‌رود و ـــــ می‌شود.</text:p>
      <text:p text:style-name="P37">آهن: محکم ـــــ ( برای ساخت در و پنجره ) و در هوای خشک/مرطوب با ـــــ خوا به ـــــ واکنش می‌دهد و به ـــــ آهن تبدیل می‌شود.</text:p>
      <text:p text:style-name="P37">طلا: در گذر زمان، جلای فلزی خود را ـــــ ـــــ و خوش رنگ و ـــــ می‌ماند. برخی گنبد‌ها و گلدسته‌ها با ـــــ نازکی از طلا ـــــ می‌شود.</text:p>
      <text:p text:style-name="P82">دنیایی رنگی با عنصر‌های دسته d</text:p>
      <text:p text:style-name="P38">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29"><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30"><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31"><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32"><text:span text:style-name="T21">اغلب عناصر واسطه، دو ویژگی دارند: ترکیبات </text:span><text:span text:style-name="T23">ـــــ </text:span><text:span text:style-name="T21">و ظرفیت‌های </text:span><text:span text:style-name="T23">ـــــ</text:span></text:p>
      <text:p text:style-name="P132"><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83">« آرایش الکترونی فلز‌های واسطه »</text:p>
      <text:p text:style-name="P133"><text:span text:style-name="T21">زیر لایه </text:span><text:span text:style-name="T23">ـــــ </text:span><text:span text:style-name="T21">در آن‌ها در حال پر شدن است:</text:span></text:p>
      <text:p text:style-name="P133"><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40">نکته مهم: زیرلایه 4s نسبت به 3d؛</text:p>
      <text:p text:style-name="P133"><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19"><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41">اتم</text:p>
        </text:list-item>
        <text:list-item>
          <text:p text:style-name="P41">کاتیون</text:p>
        </text:list-item>
        <text:list-item>
          <text:p text:style-name="P41">آنیون</text:p>
        </text:list-item>
      </text:list>
      <text:p text:style-name="P42">۱) فقط اتم<text:tab/>۲) فقط آنیون<text:tab/>۳) اتم و آنیون<text:tab/>۴) فقط کاتیون<text:tab/>۵) فقط یون</text:p>
      <text:p text:style-name="P43">خود را بیازمایید صفحه ۱۶ ( به همراه تمرین آرایش الکترونی چند عنصر واسطه دیگر )</text:p>
      <text:p text:style-name="P44"/>
      <text:p text:style-name="P84">«نکاتی درباره عناصر واسطه تناوب ۴»</text:p>
      <text:p text:style-name="P134"><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34"><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34"><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34"><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44">_{26}Fe: [Ar]4s 3d</text:p>
      <text:p text:style-name="P44">۵) ظرفیت اصلی ( کمترین ظرفیت ) و بیشترین ظرفیت عناصر واسطه تناوب ۴:</text:p>
      <text:p text:style-name="P44">( ممکن است برخی از این عناصر، ظرفیت‌های دیگری بین این دو ظرفیت داشته باشند )</text:p>
      <text:p text:style-name="P134"><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35"><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35"><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35"><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20"><text:span text:style-name="T21">طلا ( </text:span><text:span text:style-name="T20">ـــــ </text:span><text:span text:style-name="T16">)</text:span></text:p>
      <text:p text:style-name="P45">طلا افزون بر ویژگی‌های مشترک با سایر فلز‌ها، ویژگی‌های منحصر به فردی نیز دارد.</text:p>
      <text:p text:style-name="P121"><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22"><text:span text:style-name="T16">پرتو‌های خورشیدی، از روی ورقه طلا، </text:span><text:span text:style-name="T20">ـــــ </text:span><text:span text:style-name="T16">زیادی دارند.</text:span></text:p>
      <text:p text:style-name="P122"><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22"><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22"><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85">«عنصر‌ها به چه شکلی در طبیعت یافت می‌شوند؟»</text:p>
      <text:p text:style-name="P122"><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46">اغلب عناصر در طبیعت، به شکل آزاد/ترکیب یافت می‌شوند، هرچند،</text:p>
      <text:p text:style-name="P122"><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22"><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22"><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23"><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86">«حالت آزاد»</text:p>
      <text:p text:style-name="P124"><text:span text:style-name="T16">در یک عنصر یعنی، اتم‌های آن با اتمی </text:span><text:span text:style-name="T20">ـــــ</text:span></text:p>
      <text:p text:style-name="P124"><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24"><text:span text:style-name="T21">پرسش – </text:span><text:span text:style-name="T16">چند مورد، حالت آزاد هیدروژن است؟</text:span></text:p>
      <text:p text:style-name="P47">۱)<text:tab/>H<text:tab/>۲)H-Cl<text:tab/>۳) H-H</text:p>
      <text:p text:style-name="P125"><text:span text:style-name="T21">روش شناسایی کاتیون‌های آهن ( واکنش‌ها، موازنه شوند. ) </text:span><text:span text:style-name="T16">( کاوش کنید ۱ صفحه ۱۹ )</text:span></text:p>
      <text:p text:style-name="P124"><text:span text:style-name="T16">ج) آزمایش ۱ صفحه ۱۹ ( شناسایی Fe^{2+} ) به کمک یون </text:span><text:span text:style-name="T20">ـــــ</text:span></text:p>
      <text:p text:style-name="P48">(aq)+ <text:s text:c="2"/>(aq) → <text:s text:c="2"/>(s)+ <text:s text:c="2"/>(aq)</text:p>
      <text:p text:style-name="P124"><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24"><text:span text:style-name="T16">پ) آزمایش ۲ صفحه ۱۹ ( شناسایی Fe^{3+} ) به کمک یون </text:span><text:span text:style-name="T20">ـــــ</text:span></text:p>
      <text:p text:style-name="P126"><text:span text:style-name="T20">(</text:span><text:span text:style-name="T16">aq)+ <text:s text:c="3"/>(aq) → <text:s text:c="2"/>(s)+ <text:s text:c="3"/>(aq)</text:span></text:p>
      <text:p text:style-name="P124"><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24"><text:span text:style-name="T16">تذکر: روش شناسایی یک ذره، باید </text:span><text:span text:style-name="T20">ـــــ </text:span><text:span text:style-name="T16">«ویژه» و مشخص، ایجاد کند، به شکلی که؛</text:span></text:p>
      <text:p text:style-name="P124"><text:span text:style-name="T16">یون مورد نظر/یون شناساگر، فقط با یون مورد نظر/یون شناساگر، آن </text:span><text:span text:style-name="T20">ـــــ </text:span><text:span text:style-name="T16">را ایجاد کند.</text:span></text:p>
      <text:p text:style-name="P124"><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24"><text:span text:style-name="T16">نکته ۲: در واکنش جابه‌جایی دوگانه، ظرفیت هر ذره، در دو طرف واکنش یکسان </text:span><text:span text:style-name="T20">ـــــ</text:span></text:p>
      <text:p text:style-name="P124"><text:span text:style-name="T16">آزمایش ۳ صفحه ۱۹: </text:span><text:span text:style-name="T20">( </text:span><text:span text:style-name="T16">واکنش‌ها موازنه شوند. ) ابتدا، میخ زنگ‌زده را در محلول Hcl وارد می‌کنیم:</text:span></text:p>
      <text:p text:style-name="P126"><text:span text:style-name="T16">ب) Fe_2O_3(s)+HCl(aq) → </text:span><text:span text:style-name="T20">ـــــ </text:span><text:span text:style-name="T16">(aq) + _____ ( </text:span><text:span text:style-name="T20">ـــــ </text:span><text:span text:style-name="T16">)</text:span></text:p>
      <text:p text:style-name="P47">سپس، به این سامانه، محلول آبی «سود» می‌افزاییم:</text:p>
      <text:p text:style-name="P126"><text:span text:style-name="T16">پ) ____ (aq) + <text:s text:c="2"/>NaOH(aq) → </text:span><text:span text:style-name="T20">ـــــ </text:span><text:span text:style-name="T16">(s) + </text:span><text:span text:style-name="T20">ـــــ </text:span><text:span text:style-name="T16">(aq)</text:span></text:p>
      <text:p text:style-name="P124"><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24"><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47">کاوش کنید ۲ صفحه ۲۰:</text:p>
      <text:p text:style-name="P48">(I) Fe(s) + CuSO_4(aq) →</text:p>
      <text:p text:style-name="P48">(II) Cu(s) + FeSO_4(aq) →</text:p>
      <text:p text:style-name="P124"><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24"><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27"><text:span text:style-name="T16">نتیجه: </text:span><text:span text:style-name="T20">ـــــ </text:span><text:span text:style-name="T16">از </text:span><text:span text:style-name="T20">ـــــ </text:span><text:span text:style-name="T16">واکنش‌پذیر‌تر است.</text:span></text:p>
      <text:p text:style-name="P127"><text:span text:style-name="T16">نکته ۳: در واکنش جابه‌جایی یگانه، حتماً در واکنش، بار </text:span><text:span text:style-name="T20">ـــــ </text:span><text:span text:style-name="T16">ذره تغییر می‌کند.</text:span></text:p>
      <text:p text:style-name="P127"><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49"/>
      <text:p text:style-name="P127"><text:span text:style-name="T16">خوب است بدانیم:</text:span></text:p>
      <text:p text:style-name="P128"><text:span text:style-name="T16">Fe + HCl → </text:span><text:span text:style-name="T20">ـــــ </text:span><text:span text:style-name="T16">+ H_2<text:tab/>/<text:tab/>Fe+Cl_2 → </text:span><text:span text:style-name="T20">ـــــ</text:span></text:p>
      <text:p text:style-name="P39"/>
      <text:p text:style-name="P87">«واکنش‌پذیری»</text:p>
      <text:p text:style-name="P50">واکنش‌پذیری هر فلز ( و به طور کلی هر عنصر ) تمایل آن را برای انجام ـــــ ـــــ نشان می‌دهد.*</text:p>
      <text:p text:style-name="P50">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50">با هم بیندیشیم صفحه ۲۰: ( با توجه به جدول پایین صفحه ۲۰ به پرسش‌ها پاسخ دهید )</text:p>
      <text:p text:style-name="P50">واکنش‌پذیری: ( زیاد: ـــــ ، ـــــ ) ( کم: ـــــ ، ـــــ ) ( ناچیز: ـــــ ، ـــــ و ـــــ )</text:p>
      <text:p text:style-name="P51">الف<text:span text:style-name="T33">) در «شرایط یکسان»، فلز‌ها با واکنش‌پذیری </text:span>ـــــ <text:span text:style-name="T33">، تمایل </text:span>ـــــ <text:span text:style-name="T33">به تشکیل </text:span>ـــــ <text:span text:style-name="T33">نشان می‌دهند.</text:span></text:p>
      <text:p text:style-name="P52">ب) در «شرایط یکسان»، سرعت واکنش‌دادن در هوای مرطوب: <text:span text:style-name="T32">ـــــ &lt; ـــــ &lt; ـــــ</text:span></text:p>
      <text:p text:style-name="P52">پ) تأمین شرایط نگهداری فلز‌ها با واکنش‌پذیری <text:span text:style-name="T32">ـــــ </text:span>، دشوارتر است.</text:p>
      <text:p text:style-name="P53">( چون با کمترین مقدار مواد، از جمله <text:span text:style-name="T32">ـــــ </text:span>هوا، واکنش می‌دهند و فعالیت شیمیایی آن‌ها <text:span text:style-name="T32">ـــــ </text:span>است. )</text:p>
      <text:p text:style-name="P53">ت) به طور کلی، در هر واکنش شیمیایی که به طور طبیعی ( خود به خود ) انجام می‌شود؛</text:p>
      <text:p text:style-name="P53">واکنش‌پذیری: واکنش‌دهنده‌ها <text:s text:c="6"/>فرآورده‌ها<text:tab/><text:tab/>پایداری: واکنش‌دهنده‌ها <text:s text:c="7"/>فرآورده‌ها</text:p>
      <text:p text:style-name="P53">با هم بیندیشیم صفحه ۲۱</text:p>
      <text:p text:style-name="P53">ت)</text:p>
      <text:p text:style-name="P53">واکنش‌پذیری: Na <text:s text:c="5"/>Fe</text:p>
      <text:p text:style-name="P54">Na_2O + C(s) <text:s/>delta → Na_2O(s) + Fe(s)</text:p>
      <text:p text:style-name="P54">Na_2O(s) + Fe(s) delta → <text:span text:style-name="T32">ـــــ</text:span></text:p>
      <text:p text:style-name="P53">ث)</text:p>
      <text:p text:style-name="P53">واکنش‌پذیری: Na <text:s text:c="6"/>C</text:p>
      <text:p text:style-name="P54">Na_2O + C(s) delta → <text:span text:style-name="T32">ـــــ</text:span></text:p>
      <text:p text:style-name="P54">CO_2(g) + Na(s) delta → <text:span text:style-name="T32">ـــــ</text:span></text:p>
      <text:p text:style-name="P53">به طور کلی:</text:p>
      <text:p text:style-name="P54">فلز: MX + M’ → M’X + M \Rightarrow<text:tab/><text:tab/>M<text:tab/>M’ <text:s/>:واکنش‌پذیری</text:p>
      <text:p text:style-name="P54">نافلز: MX + Z → MZ + X \Rightarrow<text:tab/><text:tab/>X<text:tab/>Z <text:s text:c="3"/>:واکنش‌پذیری</text:p>
      <text:p text:style-name="P54">نافلز: XY + Z → XZ + Y \Rightarrow<text:tab/><text:tab/><text:tab/>Y<text:tab/>Z <text:s text:c="3"/>:واکنش‌پذیری</text:p>
      <text:p text:style-name="P53">واکنش‌پذیری: Cu<text:tab/><text:tab/>Zn</text:p>
      <text:p text:style-name="P53">موازنه:</text:p>
      <text:p text:style-name="P54">Zn(s) + CuSO_4(aq) → <text:span text:style-name="T32">ـــــ </text:span>(aq) + <text:span text:style-name="T32">ـــــ </text:span>(s)</text:p>
      <text:p text:style-name="P54">Cu(s) + ZnSO_4(aq) → ـــــ</text:p>
      <text:p text:style-name="P53">واکنش‌پذیری: Cu<text:tab/><text:tab/>Al</text:p>
      <text:p text:style-name="P54">Al(s) + CuSO_4(aq) → ـــــ (aq) + ـــــ (s)</text:p>
      <text:p text:style-name="P54"><text:soft-page-break/>Cu + Al_2(SO_4)_3(aq) → ـــــ</text:p>
      <text:p text:style-name="P53">واکنش‌پذیری: Cu<text:tab/><text:tab/>Fe</text:p>
      <text:p text:style-name="P54">FeO(s) + Cu(s) → ـــــ</text:p>
      <text:p text:style-name="P54">CuO(s) + Fe(s) → ـــــ</text:p>
      <text:p text:style-name="P53">* اصطلاح «مس فلزی» به عنصر مس در حالت اتم/کاتیون-ترکیب اشاره دارد. عنصر می در حالت ـــــ یا ـــــ خاصیت فلزی</text:p>
      <text:p text:style-name="P55">واکنش‌پذیری</text:p>
      <text:p text:style-name="P56">Mg<text:tab/>Ti</text:p>
      <text:p text:style-name="P56">Ti<text:tab/>Fe</text:p>
      <text:p text:style-name="P56">آیا این واکنش انجام‌پذیر است؟</text:p>
      <text:p text:style-name="P56">تمرین دوره‌ای ۶ صفحه ۴۸</text:p>
      <text:p text:style-name="P57">TiCl_4(s) + Mg(s) delta → ـــــ(s) + ـــــ(s)</text:p>
      <text:p text:style-name="P57">Fe_2O_3(s) + Ti (s) delta → ـــــ (s) + Fe (s)</text:p>
      <text:p text:style-name="P57">Mg(s) + Fe_2O_3 (s) delta → ـــــ (s) + ـــــ (s)</text:p>
      <text:p text:style-name="P56">ـــــ چون ـــــ از ـــــ واکنش‌پذیر‌تر است</text:p>
      <text:p text:style-name="P56">روش استخراج ـــــ فلزی از ـــــ ( <text:s/>) ـــــ در معدن مس سرچشمه: ( تمرین دوره‌ای ۷ )</text:p>
      <text:p text:style-name="P56">واکنش‌پذیری:</text:p>
      <text:p text:style-name="P57">Cu_2S(s) + O_2(g) → ـــــ (s) + ـــــ (g)</text:p>
      <text:p text:style-name="P56">روش استخراج ـــــ فلزی از ـــــ ( <text:s/>) ـــــ ( ـــــ ) در فولاد مبارکه:</text:p>
      <text:p text:style-name="P57">( صفحه ۲۱ ) Fe_2O_3(s) + C(s) delta → ـــــ (s) + ـــــ (g)</text:p>
      <text:p text:style-name="P57">( با هم بیندیشیم صفحه۲۱ ) FeO(S) + C(s) delta → ـــــ (s) + ـــــ (g)</text:p>
      <text:p text:style-name="P57">( صفحه ۲۵ ) Fe_2O_3(s) + CO(g) → ـــــ (s) + ـــــ (g)<text:tab/><text:tab/>:روش دیگری برای استخراج آهن</text:p>
      <text:p text:style-name="P57">Fe<text:tab/>C</text:p>
      <text:p text:style-name="P56">آهن، ـــــ ترین عنصر کره زمین است و ـــــ مصرف سالانه را بین فلز‌ها در جهان دارد.</text:p>
      <text:p text:style-name="P56">برای جوش دادن خطوط آهن، از واکنشی موسوم به « ـــــ » استفاده می‌شود:</text:p>
      <text:p text:style-name="P57">Al(s) + Fe_2O_3(s) → ـــــ (s) + ـــــ (l) <text:tab/>( خوب است بدانیم صفحه ۲۴ )</text:p>
      <text:p text:style-name="P56">فلزها در طبیعت، اغلب به شکل ـــــ ـــــ یافت می‌شوند؛</text:p>
      <text:p text:style-name="P56">هرچه فلزی واکنش‌پذیرتر باشد، استخراج آن ـــــ است.</text:p>
      <text:p text:style-name="P56">مسئله ( خوب است بدانیم صفحه ۲۲ ) از واکنش ۴۰ گرم آهن (III) اکسید با کربن، انتظار می‌رود چند گرم آهن به دست آید؟</text:p>
      <text:p text:style-name="P56">یازدهم</text:p>
      <text:p text:style-name="P56">دنیای واقعی واکنش‌ها ← درصد خلوص</text:p>
      <text:p text:style-name="P56">گاهی واکنش‌های شیمیایی، مطابق آنچه انتظار می‌رود پیش نمی‌روند. ممکن است واکنش‌دهنده‌ها ناخالص باشند،</text:p>
      <text:p text:style-name="P56"><text:tab/><text:tab/><text:tab/><text:tab/><text:tab/><text:tab/><text:tab/>واکنش به طور کامل انجام نشود ( به دلیل شرایط مختلف)</text:p>
      <text:p text:style-name="P56"><text:tab/><text:tab/><text:tab/><text:tab/><text:tab/><text:tab/><text:tab/>یا همزمان، واکنش‌های ناخواسته دیگری انجام شود.</text:p>
      <text:p text:style-name="P58">C=12, O=16, H=1, Fe=56, Al=27</text:p>
      <text:p text:style-name="P59">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9"><text:soft-page-break/>پیوند با ریاضی:</text:p>
      <text:p text:style-name="P59">۲- الف ( صفحه ۲۳ )</text:p>
      <text:p text:style-name="P59">۲- ب: </text:p>
      <text:p text:style-name="P58">Ra _{(بازده درصدی)} = \frac{مقدار ــــــ}{مقدار ــــــ}*۱۰۰</text:p>
      <text:p text:style-name="P60">مسئله ۱: از تخمیر ۱.۵ تن گلوکز موجود در <text:span text:style-name="T34">پسماندهای گیاهی، چند تن سوخت سبز ( ـــــ ) تولید می‌شود؟ ( Ra=80% )</text:span></text:p>
      <text:p text:style-name="P61">C_6H_{12}_O_6( ـــــ ) → C_2H_5_OH( ـــــ ) + CO_2(g)</text:p>
      <text:p text:style-name="P62">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63">\ce{Fe2O3(s) + CO(g) -&gt; Fe(s) + CO2(g)}</text:p>
      <text:p text:style-name="P62">تمرین دوره‌ای ۶</text:p>
      <text:p text:style-name="P88">درصد خلوص</text:p>
      <text:p text:style-name="P62">پیوند با ریاضی ( ۱- الف صفحه ۲۳): </text:p>
      <text:p text:style-name="P62">یعنی در هر <text:span text:style-name="T35">ـــــ گرم از این ماده معدنی ( کانه )، ـــــ گرم ـــــ و ـــــ گرم مواد دیگر هست.</text:span></text:p>
      <text:p text:style-name="P62">۱- ب</text:p>
      <text:p text:style-name="P62">درصد خلوص = مقدار ماده خالص (P) / مقدار نمونه ناخالص (P’) *۱۰۰</text:p>
      <text:p text:style-name="P62">یا</text:p>
      <text:p text:style-name="P62">درصد خلوص = مقدار ماده ـــــ / مقدار ماده ـــــ + مقدار ناخالصی(ها) * ۱۰۰</text:p>
      <text:p text:style-name="P62">مسئله ۳ – ۱۰ گرم آهن با خلوص ۹۵٪ را در مقدار کافی محلول هیدروکلریک اسید می‌اندازیم. حجم H2(g) در شرایط STP، چند لیتر است؟</text:p>
      <text:p text:style-name="P63">\ce{Fe(s) + Hcl(aq) -&gt; FeCl2(aq) + H2(g)}</text:p>
      <text:p text:style-name="P62">خوب است بدانیم ۱ صفحه ۲۴</text:p>
      <text:p text:style-name="P62">الف) ـــــ فعال‌تر است، چون در واکنش خود بخودی سمت ـــــ قرار دارد ( و ـــــ را از ترکیبش خارج می‌کند. )</text:p>
      <text:p text:style-name="P62">بررسی تمرین دوره‌ای ۱، ۲ ، ۳ و ۷</text:p>
      <text:p text:style-name="P62"/>
      <text:p text:style-name="P89">«گیاه پالایی»</text:p>
      <text:p text:style-name="P62">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62">خود را بیازمایید ۳ صفحه ۲۵ الف:</text:p>
      <text:p text:style-name="P62">ب:</text:p>
      <text:p text:style-name="P63">درصد نیکل در خاکستر = \frac{m_{(\qquad)}}{m_{(\qquad)}}*100 =</text:p>
      <text:p text:style-name="P62">پ:</text:p>
      <text:p text:style-name="P88">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62">پیوند با صنعت: گنجینه‌های اعماق دریا</text:p>
      <text:p text:style-name="P62">اعماق دریا، در برخی مناطق محتوی ـــــ چندین فلز واسطه ( ـــــ سولفیدی ) ( شکل ۱۱ پ صفحه ۲۶ )</text:p>
      <text:p text:style-name="P62">و در برخی مناطق دیگر، به صورت ـــــ ها و ـــــ هایی غنی از فلز‌هایی مانند ـــــ ، ـــــ ، ـــــ ، ـــــ و ـــــ است. ( شکل ۱۱ ب صفحه ۲۶ )</text:p>
      <text:p text:style-name="P62">غلظت گونه‌های فلزی «کف اقیانوس»، نسبت به «ذخایر زیرزمینی»، ـــــ است.</text:p>
      <text:p text:style-name="P62">جریان فلز بین «محیط زیست» و «جامعه»</text:p>
      <text:p text:style-name="P64">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6">ـــــ ، ـــــ و ـــــ ـــــ را در نظر گرفت.</text:span></text:p>
      <text:p text:style-name="P64"><text:span text:style-name="T36">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65"><text:span text:style-name="T36">با هم بیندیشیم صفحه ۲۷: «فرآیند استخراج فلز از طبیعت و بازگشت آن به‌ طبیعت»</text:span></text:p>
      <text:p text:style-name="P66"><text:span text:style-name="T36">الف) یکسان </text:span><text:span text:style-name="T37">ـــــ </text:span><text:span text:style-name="T36">( آهنگ مصرف<text:tab/><text:tab/>آهنگ بازگست به طبیعت )</text:span></text:p>
      <text:p text:style-name="P66"><text:span text:style-name="T36">ب) فلز‌ها، منابعی تجدید </text:span><text:span text:style-name="T37">ـــــ .</text:span></text:p>
      <text:p text:style-name="P66"><text:span text:style-name="T37">ب</text:span><text:span text:style-name="T36">ا تمام شدن معادن، دسترسی به آن‌ها </text:span><text:span text:style-name="T37">ـــــ </text:span><text:span text:style-name="T36">، و محدود به </text:span><text:span text:style-name="T37">ـــــ </text:span><text:span text:style-name="T36">است.</text:span></text:p>
      <text:p text:style-name="P66"><text:span text:style-name="T36">پ) بازیافت فلز‌ها از جمله آهن؛ ردپای CO_2 را کاهش می‌دهد. ( د / ن )</text:span></text:p>
      <text:p text:style-name="P66"><text:span text:style-name="T36">سبب کاهش سرعت گر‌مای جهانی می‌شود. ( د / ن )</text:span></text:p>
      <text:p text:style-name="P66"><text:span text:style-name="T36">گونه‌های زیستی بیشتری را از بین می‌برد. ( د / ن )</text:span></text:p>
      <text:p text:style-name="P66"><text:span text:style-name="T36">به توسعه پایدار کشور کمک می‌کند. ( د / ن )</text:span></text:p>
      <text:p text:style-name="P66"><text:span text:style-name="T36">پسماند سرانه فولاد </text:span><text:span text:style-name="T37">ـــــ </text:span><text:span text:style-name="T36">کیلوگرم است. با انرژی ذخیره شده از بازگردانی ۷ قوطی فولادی، می‌توان یک لامپ </text:span><text:span text:style-name="T44">۶۰</text:span><text:span text:style-name="T36"> واتی را حدود </text:span><text:span text:style-name="T44">۲۵</text:span><text:span text:style-name="T36"> ساعت روشن نگه داشت. در استخراج </text:span><text:span text:style-name="T44">۱</text:span><text:span text:style-name="T36"> کیلوگرم آهن، تقریباً </text:span><text:span text:style-name="T37">ـــــ </text:span><text:span text:style-name="T36">کیلوگرم سنگ معدن آهن، و </text:span><text:span text:style-name="T37">ـــــ </text:span><text:span text:style-name="T36">کیلوگرم از منابع معدنی دیگر مصرف می‌شود. در استخراج فلز، درصد کمی/زیادی از سنگ معدن به فلز تبدیل می‌شود.</text:span></text:p>
      <text:p text:style-name="P90"><text:span text:style-name="T36">NEW</text:span></text:p>
      <text:p text:style-name="P91"><text:span text:style-name="T36">ارزیابی چرخه عمر</text:span></text:p>
      <text:p text:style-name="P66"><text:span text:style-name="T36">چرخه عمر: میزان تأثیر یک فرآورده بر روی محیط زیست در طول مدت عمر آن.</text:span></text:p>
      <text:p text:style-name="P66"><text:span text:style-name="T36">ارزیابی چرخه عمر:تاثیر‌های هرفرآورده را در </text:span><text:span text:style-name="T44">۴</text:span><text:span text:style-name="T36"> مرحله، بررسی می‌کند:</text:span></text:p>
      <text:p text:style-name="P66"><text:span text:style-name="T36">۱: </text:span><text:span text:style-name="T37">ـــــ </text:span><text:span text:style-name="T36">و </text:span><text:span text:style-name="T37">ـــــ </text:span><text:span text:style-name="T36">مواد خام برای تولید فراورده<text:tab/>۲</text:span><text:span text:style-name="T37">: ـــــ<text:tab/><text:tab/></text:span><text:span text:style-name="T36">۳: </text:span><text:span text:style-name="T37">ـــــ<text:tab/><text:tab/></text:span><text:span text:style-name="T36">۴: </text:span><text:span text:style-name="T37">ـــــ</text:span></text:p>
      <text:p text:style-name="P66"><text:span text:style-name="T37">ا</text:span><text:span text:style-name="T36">رزیابی چرخه عمر، حاصل تلاش برای یافتن شاخص‌هایی است که کمک می‌کنند صنایع در مسیر بهره‌گیری از دانش فنی و تخصصی </text:span><text:span text:style-name="T44">سازگار‌تر با محیط زیست</text:span><text:span text:style-name="T36"> حرکت کنند، و رفتار و عمل‌کرد خود را در مسیر رسیدن به </text:span><text:span text:style-name="T45">توسعه پایدار</text:span><text:span text:style-name="T36"> «اصلاح» کنند.</text:span></text:p>
      <text:p text:style-name="P66"><text:span text:style-name="T36">بازیافت</text:span></text:p>
      <text:p text:style-name="P66"><text:span text:style-name="T36">حمل و نقل پسماندهای کاغذی سبب آلودگی هوا می‌شود.</text:span></text:p>
      <text:p text:style-name="P66"><text:span text:style-name="T36">حمل و نقل پسماند‌های پلاستیکی و ذوب کردن آن‌ها انرژی مصرف می‌کند و سبب آلودگی هوا می‌شود.</text:span></text:p>
      <text:p text:style-name="P66"><text:span text:style-name="T36">سوزاندن زباله</text:span></text:p>
      <text:p text:style-name="P66"><text:span text:style-name="T36">سبب انتشار گاز‌های گلخانه‌ای و آلودگی هوا می‌شود.</text:span></text:p>
      <text:p text:style-name="P66"><text:span text:style-name="T36">دفن‌کردن</text:span></text:p>
      <text:p text:style-name="P66"><text:span text:style-name="T36">تجزینه می‌شود. گاز متان ( آلاینده هوا ) تولید می‌کند.</text:span></text:p>
      <text:p text:style-name="P66"><text:span text:style-name="T36">(عملا) تجزیه نمی‌شود و سالیان طولانی در زمین باقی می‌ماند.</text:span></text:p>
      <text:p text:style-name="P66"><text:span text:style-name="T36">تأثیر مصرف فرآورده روی محیط زیست*</text:span></text:p>
      <text:p text:style-name="P66"><text:span text:style-name="T36">آلودگی هووا را به دنبال دارد.*</text:span></text:p>
      <text:p text:style-name="P66"><text:soft-page-break/><text:span text:style-name="T36">سبب آلودگی هوا، خاک و آب می‌شود.*</text:span></text:p>
      <text:p text:style-name="P66"><text:span text:style-name="T36">تأثیر روی محیط زیست</text:span></text:p>
      <text:p text:style-name="P66"><text:span text:style-name="T36">در تولید کاغذ آب به مقدار زیاد و مواد شیمیایی مضر برای محیط زیست مصرف می‌شود.</text:span></text:p>
      <text:p text:style-name="P66"><text:span text:style-name="T36">در پالایش نفت خام و واکنش پلیمری شدن انرژی زیادی مصرف می‌شود.</text:span></text:p>
      <text:p text:style-name="P66"><text:span text:style-name="T36">تأثیر حمل و نقل ماده خام بر محیط زیست*</text:span></text:p>
      <text:p text:style-name="P66"><text:span text:style-name="T36">سبب آلودگی هوا می‌شود.*</text:span></text:p>
      <text:p text:style-name="P66"><text:span text:style-name="T36">سبب آلودگی هوا می‌شود.*</text:span></text:p>
      <text:p text:style-name="P66"><text:span text:style-name="T36">تأثیر تولید ماده خام بر محیط زیست</text:span></text:p>
      <text:p text:style-name="P66"><text:span text:style-name="T36">با بریدن درختان زیستگاه جانداران زیادی تخریب می‌شود.</text:span></text:p>
      <text:p text:style-name="P66"><text:span text:style-name="T36">در استخراج نفت خام، انرژی زیادی مصرف می‌شود.</text:span></text:p>
      <text:p text:style-name="P66"><text:span text:style-name="T36">پایداری تأمین ماده اولیه یا خام</text:span></text:p>
      <text:p text:style-name="P66"><text:span text:style-name="T36">نسبتاً پایدار ( می‌توان تعداد زیادی درخت کاشت )</text:span></text:p>
      <text:p text:style-name="P66"><text:span text:style-name="T36">ناپایدار ( نفت، تجدیدناشدنی است. )</text:span></text:p>
      <text:p text:style-name="P66"><text:span text:style-name="T36">ماده اولیه یا خام</text:span></text:p>
      <text:p text:style-name="P66"><text:span text:style-name="T36">درخت</text:span></text:p>
      <text:p text:style-name="P66"><text:span text:style-name="T36">نفت خام</text:span></text:p>
      <text:p text:style-name="P66"><text:span text:style-name="T36">مراحل چرخه عمر</text:span></text:p>
      <text:p text:style-name="P66"><text:span text:style-name="T36">پاکت کاغذی</text:span></text:p>
      <text:p text:style-name="P66"><text:span text:style-name="T36">کیسه پلاستیکی</text:span></text:p>
      <text:p text:style-name="P66"><text:span text:style-name="T36">مرحله ۱: استخراج و تولید مواد اولیه و خام<text:tab/>۲: مرحله تولید<text:tab/>۳: مرحله مصرف<text:tab/>۴: مرحله دفع</text:span></text:p>
      <text:p text:style-name="P66"><text:span text:style-name="T36"/></text:p>
      <text:p text:style-name="P92"><text:span text:style-name="T36">نفت</text:span></text:p>
      <text:p text:style-name="P67"><text:span text:style-name="T36"><text:s/>نفت خام، یکی از سوخت‌های </text:span><text:span text:style-name="T37">ـــــ </text:span><text:span text:style-name="T36">است که به شکل مایعی </text:span><text:span text:style-name="T37">ـــــ </text:span><text:span text:style-name="T36">، </text:span><text:span text:style-name="T37">ـــــ </text:span><text:span text:style-name="T36">رنگ یا </text:span><text:span text:style-name="T37">ـــــ </text:span><text:span text:style-name="T36">( متمایل به </text:span><text:span text:style-name="T37">ـــــ </text:span><text:span text:style-name="T36">) از زمین بیرون کشیده می‌شود.</text:span></text:p>
      <text:p text:style-name="P67"><text:span text:style-name="T36">نفت خام در دنیای کنونی، دو نقش اساسی دارد: «منبع تأمین </text:span><text:span text:style-name="T37">ـــــ </text:span><text:span text:style-name="T36">» و « </text:span><text:span text:style-name="T37">ـــــ </text:span><text:span text:style-name="T36">اولیه برای تهیه </text:span><text:span text:style-name="T44">مواد</text:span><text:span text:style-name="T36"> و </text:span><text:span text:style-name="T44">کالاها</text:span><text:span text:style-name="T36">»</text:span></text:p>
      <text:p text:style-name="P67"><text:span text:style-name="T36">مصرف روزانه نفت خام ( ۸۰،۰۰۰،۰۰۰ بشکه )</text:span></text:p>
      <text:p text:style-name="P67"><text:span text:style-name="T36">نیمی: سوخت </text:span><text:span text:style-name="T37">ـــــ ـــــ </text:span><text:span text:style-name="T36">( حدود ٪ </text:span><text:span text:style-name="T37">ـــــ </text:span><text:span text:style-name="T36">)</text:span></text:p>
      <text:p text:style-name="P67"><text:span text:style-name="T36">نیمی: ← تأمین </text:span><text:span text:style-name="T37">ـــــ </text:span><text:span text:style-name="T36">و انرژی </text:span><text:span text:style-name="T37">ـــــ </text:span><text:span text:style-name="T36">( حدود ٪ </text:span><text:span text:style-name="T37">ـــــ </text:span><text:span text:style-name="T36">)</text:span></text:p>
      <text:p text:style-name="P67"><text:span text:style-name="T36"><text:tab/>← تولید </text:span><text:span text:style-name="T37">ـــــ </text:span><text:span text:style-name="T36">و </text:span><text:span text:style-name="T37">ـــــ </text:span><text:span text:style-name="T36">، </text:span><text:span text:style-name="T37">ـــــ </text:span><text:span text:style-name="T36">ها، مواد </text:span><text:span text:style-name="T37">ـــــ </text:span><text:span text:style-name="T36">و </text:span><text:span text:style-name="T37">ـــــ </text:span><text:span text:style-name="T36">، </text:span><text:span text:style-name="T37">ـــــ </text:span><text:span text:style-name="T36">، </text:span><text:span text:style-name="T37">ـــــ </text:span><text:span text:style-name="T36">، مواد </text:span><text:span text:style-name="T37">ـــــ </text:span><text:span text:style-name="T36">و </text:span><text:span text:style-name="T37">ـــــ </text:span><text:span text:style-name="T36">( حدود ٪ </text:span><text:span text:style-name="T37">ـــــ </text:span><text:span text:style-name="T36">)</text:span></text:p>
      <text:p text:style-name="P67"><text:span text:style-name="T36">نفت خام، مخلوطی از هزاران ترکیب شیمیایی است که بخش عمده آن را </text:span><text:span text:style-name="T37">ـــــ </text:span><text:span text:style-name="T36">‌های گوناگون تشکیل می‌دهند. عنصر اصلی سازنده نفت خام، </text:span><text:span text:style-name="T37">ـــــ </text:span><text:span text:style-name="T36">است. کربن، اساس استخوان‌بندی </text:span><text:span text:style-name="T37">ـــــ ـــــ </text:span><text:span text:style-name="T36">ها است.</text:span></text:p>
      <text:p text:style-name="P67"><text:span text:style-name="T36">کربن در خانه شماره </text:span><text:span text:style-name="T37">ـــــ </text:span><text:span text:style-name="T36">جدون دوره‌ای جای دارد. ( سرگروه گروه </text:span><text:span text:style-name="T37">ـــــ </text:span><text:span text:style-name="T36">) و اتم آن، در لایه ظرفیت خود </text:span><text:span text:style-name="T37">ـــــ </text:span><text:span text:style-name="T36">الکترون دارد. خوب است بدانیم صفحه ۳۰. الف) آرایش الکترونی فشرده::</text:span></text:p>
      <text:p text:style-name="P67"><text:span text:style-name="T36">ب) آرایش الکترون نکته‌ای اتم کربن:</text:span></text:p>
      <text:p text:style-name="P67"><text:span text:style-name="T36">پ) انواع پیوند اشتراکی ( برای رسیدن به آرایش هشتایی ): </text:span><text:span text:style-name="T37">ـــــ </text:span><text:span text:style-name="T36">، </text:span><text:span text:style-name="T37">ـــــ </text:span><text:span text:style-name="T36">و </text:span><text:span text:style-name="T37">ـــــ</text:span></text:p>
      <text:p text:style-name="P67"><text:span text:style-name="T37">م</text:span><text:span text:style-name="T36">ثال) تشکیل متان ( CH_4 ):</text:span></text:p>
      <text:p text:style-name="P67"><text:span text:style-name="T36"/></text:p>
      <text:p text:style-name="P68"><text:span text:style-name="T36">تمرین: آرایش الکترون نقطه‌ای اتم‌های زیر را رسم کنید:</text:span></text:p>
      <text:p text:style-name="P69"><text:span text:style-name="T36">الف) بیشترین تعداد الکترون لایه ظرفیت، مربوط به کدام گروه است؟ گروه </text:span><text:span text:style-name="T37">ـــــ </text:span><text:span text:style-name="T36">( </text:span><text:span text:style-name="T37">ـــــ </text:span><text:span text:style-name="T36">الکترون ظرفیتی )</text:span></text:p>
      <text:p text:style-name="P69"><text:span text:style-name="T36">ب) بیشترین تعداد الکترون منفرد ( تکی ) مربوط به کدام گروه است؟</text:span></text:p>
      <text:p text:style-name="P69"><text:span text:style-name="T36">گروه </text:span><text:span text:style-name="T37">ـــــ </text:span><text:span text:style-name="T36">( </text:span><text:span text:style-name="T37">ـــــ </text:span><text:span text:style-name="T36">تک الکترون)</text:span></text:p>
      <text:p text:style-name="P69"><text:span text:style-name="T36">پ) ظرفیت عناصر کدام گروه، بیشتر است؟ چرا؟</text:span></text:p>
      <text:p text:style-name="P69"><text:span text:style-name="T36">گروه </text:span><text:span text:style-name="T37">ـــــ </text:span><text:span text:style-name="T36">( ظرفیت </text:span><text:span text:style-name="T37">ـــــ </text:span><text:span text:style-name="T36">) ← ظرفیت اصلی گروه</text:span></text:p>
      <text:p text:style-name="P69"><text:span text:style-name="T36">مشاهده</text:span></text:p>
      <text:p text:style-name="P69"><text:span text:style-name="T36">A) اتم </text:span><text:span text:style-name="T37">ـــــ </text:span><text:span text:style-name="T36">و</text:span><text:span text:style-name="T37">ـــــ </text:span><text:span text:style-name="T36">می‌توانند بیش از سایر فلز‌ها پیوند اشتراکی ایجاد کنند.. ( با ظرفیت اصلی خود )</text:span></text:p>
      <text:p text:style-name="P69"><text:span text:style-name="T36">B) اتم </text:span><text:span text:style-name="T37">ـــــ </text:span><text:span text:style-name="T36">( و البته </text:span><text:span text:style-name="T37">ـــــ </text:span><text:span text:style-name="T36">، </text:span><text:span text:style-name="T37">ـــــ </text:span><text:span text:style-name="T36">و </text:span><text:span text:style-name="T37">ـــــ </text:span><text:span text:style-name="T36">) می‌توانند پیوند‌های دوگانه و اتم‌های </text:span><text:span text:style-name="T37">ـــــ </text:span><text:span text:style-name="T36">، </text:span><text:span text:style-name="T37">ـــــ </text:span><text:span text:style-name="T36">و </text:span><text:span text:style-name="T37">ـــــ </text:span><text:span text:style-name="T36">می‌توانند پیوند سه‌گانه ایجاد کنند.</text:span></text:p>
      <text:p text:style-name="P69"><text:span text:style-name="T36">نتیجه: </text:span><text:span text:style-name="T53">بیشترین</text:span><text:span text:style-name="T36"> و </text:span><text:span text:style-name="T53">متنوع‌ترین</text:span><text:span text:style-name="T36"> ترکیبات، باید مربوط به گروه </text:span><text:span text:style-name="T37">ـــــ </text:span><text:span text:style-name="T36">باشد:</text:span></text:p>
      <text:p text:style-name="P69"><text:span text:style-name="T36">ـــــ شازنده اصلی مولکول‌های زیستی و ـــــ سازنده اصلی جهان غیرزنده است.</text:span></text:p>
      <text:p text:style-name="P69"><text:span text:style-name="T36">ترکیبات </text:span><text:span text:style-name="T44">کربن</text:span><text:span text:style-name="T36"> از سیلیسیم بسیار ـــــ است چون ← پیوند‌های ـــــ تشکیل می‌دهد ( دلیل: طول پیوند ـــــ )</text:span></text:p>
      <text:p text:style-name="P69"><text:span text:style-name="T36"><text:tab/><text:tab/><text:tab/><text:tab/><text:tab/> ← توانایی تشکیل پیوند ـــــ و ـــــ و ـــــ را نیز دارد. ( شکل ۱۵ و ۱۶ صفحه ۳۱ )</text:span></text:p>
      <text:p text:style-name="P69"><text:span text:style-name="T36">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9"><text:span text:style-name="T36">همچین، کربن‌ها می‌توانند به روش‌های گوناگون به هم متصل شوند و دگرشکل ( آلوتروپ ) های مختلفی مانند ـــــ ، ـــــ و غیره را ایجاد کنند.</text:span></text:p>
      <text:p text:style-name="P93"><text:span text:style-name="T36">یادآوری:تعریف و مقایسه «آلوتروپ، ایزوتوپ، ایزومر»</text:span></text:p>
      <text:p text:style-name="P93"><text:span text:style-name="T36"/></text:p>
      <text:p text:style-name="P94"><text:span text:style-name="T36">آلکان‌ها <text:s/>( C_nH )</text:span></text:p>
      <text:p text:style-name="P70"><text:span text:style-name="T36">دسته‌ای از هیدروکربن‌ها هستند که در آن‌ها، هر اتم کربن با </text:span><text:span text:style-name="T38">ـــــ </text:span><text:span text:style-name="T36">پیوند یگانه به اتم‌های دیگر متصل شده است ( یعنی حتماً با </text:span><text:span text:style-name="T38">ـــــ </text:span><text:span text:style-name="T36">اتم دیگر پیوند دارد. ). </text:span><text:span text:style-name="T38">ـــــ </text:span><text:span text:style-name="T36">( CH_4 ) ساده‌ترین و نخستین عضو خانواده آلکان است. سایر اعضای خانواده، تعداد </text:span><text:span text:style-name="T38">ـــــ </text:span><text:span text:style-name="T36">های بیشتری دارند، که البته اتم‌های </text:span><text:span text:style-name="T38">ـــــ </text:span><text:span text:style-name="T36">آن‌ها نیز بیشتر می‌شود.</text:span></text:p>
      <text:p text:style-name="P70"><text:span text:style-name="T36">( هر اتم کربن به </text:span><text:span text:style-name="T38">ـــــ </text:span><text:span text:style-name="T36">یا </text:span><text:span text:style-name="T38">ـــــ </text:span><text:span text:style-name="T36">اتم کربن در زنجیر کربنی متصل است. )</text:span></text:p>
      <text:p text:style-name="P70"><text:span text:style-name="T36">آلکان‌ها<text:tab/><text:tab/>← </text:span><text:span text:style-name="T38">ـــــ : </text:span><text:span text:style-name="T36">اتم‌های </text:span><text:span text:style-name="T38">ـــــ </text:span><text:span text:style-name="T36">همانند یک </text:span><text:span text:style-name="T38">ـــــ </text:span><text:span text:style-name="T36">به دنبال هم قرار دارند. ( شکل ۱۸ الف)</text:span></text:p>
      <text:p text:style-name="P70"><text:span text:style-name="T36"><text:tab/><text:tab/>← </text:span><text:span text:style-name="T38">ـــــ : </text:span><text:span text:style-name="T36">برخی اتم‌های کربن به شکل شاخه </text:span><text:span text:style-name="T38">ـــــ </text:span><text:span text:style-name="T36">( </text:span><text:span text:style-name="T38">ـــــ </text:span><text:span text:style-name="T36">) به زنجیر اصلی متصل است ( شکل ۱۸ ب )</text:span></text:p>
      <text:p text:style-name="P70"><text:span text:style-name="T36">( برخی اتم‌های کربن به </text:span><text:span text:style-name="T38">ـــــ </text:span><text:span text:style-name="T36">یا </text:span><text:span text:style-name="T38">ـــــ </text:span><text:span text:style-name="T36">اتم کربن در زنجیر متصل هستند. )</text:span></text:p>
      <text:p text:style-name="P95"><text:span text:style-name="T36">پرسش –</text:span><text:span text:style-name="T47"> کوچک‌ترین آلکانی که همه انواع کربن را دارد، چند اتم هیدروژن دارد؟ ( آلکان زنجیری ← حلقوی نباشد )</text:span></text:p>
      <text:p text:style-name="P95"><text:span text:style-name="T47"/></text:p>
      <text:p text:style-name="P95"><text:span text:style-name="T36">مدل پیوند – خط</text:span></text:p>
      <text:p text:style-name="P95"><text:span text:style-name="T36"><text:s/></text:span><text:span text:style-name="T47">در این روش، اتم‌های کربن با نقطه و پیوند بین آن‌ها با خط‌تیره ( پاره خط ) نشان داده می‌شوند.</text:span></text:p>
      <text:p text:style-name="P95"><text:span text:style-name="T47">اتم‌های هیدروژن، و نیز پیوند‌های C-H نشان داده </text:span><text:span text:style-name="T48">ـــــ </text:span><text:span text:style-name="T47">( H متصل به اتم‌های دیگر، نشان داده </text:span><text:span text:style-name="T48">ـــــ </text:span><text:span text:style-name="T47">)</text:span></text:p>
      <text:p text:style-name="P95"><text:span text:style-name="T47">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8">ـــــ .</text:span></text:p>
      <text:p text:style-name="P95"><text:span text:style-name="T48">خ</text:span><text:span text:style-name="T47">وب است بدانیم صفحه ۳۳: فرمول «ساختاری» یا «پیوند – خط» به همراه فرمول مولکولی را برای هر ترکیب نمایش دهید:</text:span></text:p>
      <text:p text:style-name="P95"><text:span text:style-name="T47">الف)<text:tab/><text:tab/><text:tab/>ب)</text:span></text:p>
      <text:p text:style-name="P95"><text:span text:style-name="T47">پ)<text:tab/><text:tab/><text:tab/>ت)</text:span></text:p>
      <text:p text:style-name="P95"><text:span text:style-name="T47">تمرین: با مدل پیوند – خط نمایش دهید:</text:span></text:p>
      <text:p text:style-name="P96"><text:span text:style-name="T47">CH(CH_3) – CH(CH_3)_2</text:span></text:p>
      <text:p text:style-name="P96"><text:span text:style-name="T47">C_3H_7OH</text:span></text:p>
      <text:p text:style-name="P96"><text:span text:style-name="T47"/></text:p>
      <text:p text:style-name="P97"><text:span text:style-name="T47">شمار اتم‌های کربن نقش مهمی در تعیین </text:span><text:span text:style-name="T48">ـــــ </text:span><text:span text:style-name="T47">هیدروکربن‌ها دارد. با تغییر تعداد C، </text:span><text:span text:style-name="T48">ـــــ </text:span><text:span text:style-name="T47">مولکول</text:span></text:p>
      <text:p text:style-name="P98"><text:span text:style-name="T47">و نیز </text:span><text:span text:style-name="T48">ـــــ </text:span><text:span text:style-name="T47">مولکولی تغییر می‌یابد ← تغییر نیروی ـــــ مولکولی، نقطه ـــــ و غیره</text:span></text:p>
      <text:p text:style-name="P100"><text:span text:style-name="T47">با هم بیندیشیم ۱ صفحه ۳۴: ( جمع‌بندی مهم )</text:span></text:p>
      <text:p text:style-name="P100"><text:span text:style-name="T47">بزرگ شدن اندازه مولکول<text:tab/>← </text:span><text:span text:style-name="T49">ـــــ </text:span><text:span text:style-name="T47">نقطه جوش</text:span></text:p>
      <text:p text:style-name="P100"><text:span text:style-name="T47"><text:tab/><text:tab/><text:tab/>← </text:span><text:span text:style-name="T49">ـــــ </text:span><text:span text:style-name="T47">فرار بودن ( تمایل برای تبدیل به گاز )</text:span></text:p>
      <text:p text:style-name="P99"><text:span text:style-name="T47">ـــــ </text:span><text:span text:style-name="T50">گران روی ( </text:span><text:span text:style-name="T47">ـــــ </text:span><text:span text:style-name="T50">مقاوت در برابر جاری شدن )</text:span></text:p>
      <text:p text:style-name="P101"><text:span text:style-name="T47">الف) با افزایش شمار کربن ← </text:span><text:span text:style-name="T49">ـــــ </text:span><text:span text:style-name="T47">نقطه جوش آلکان در فشار ۱ اتمسفر ← </text:span><text:span text:style-name="T49">ـــــ </text:span><text:span text:style-name="T47">تعداد مولکول‌هایی که تبخیر می‌گردند ( </text:span><text:span text:style-name="T49">ـــــ </text:span><text:span text:style-name="T47">فشار بخار )</text:span></text:p>
      <text:p text:style-name="P101"><text:span text:style-name="T47">ب) نقطه جوش: C_{12}H_{26}<text:tab/><text:tab/>C_{21}H_{44}</text:span></text:p>
      <text:p text:style-name="P101"><text:span text:style-name="T47">پ) گران‌روی: C_{10}H_{22}<text:tab/><text:tab/>C_6H_{14}</text:span></text:p>
      <text:p text:style-name="P101"><text:span text:style-name="T47">فرار بودن: C_{10}H_{22}<text:tab/><text:tab/>C_6H_{14}</text:span></text:p>
      <text:p text:style-name="P101"><text:span text:style-name="T47">ت) گشتاور دو قطبی آلکان‌ها حدود </text:span><text:span text:style-name="T49">ـــــ </text:span><text:span text:style-name="T47">است ( یعنی </text:span><text:span text:style-name="T49">ـــــ </text:span><text:span text:style-name="T47">هستند. )</text:span></text:p>
      <text:p text:style-name="P101"><text:span text:style-name="T47">ث) نیروی بین مولکولی در آلکان‌ها از نوع </text:span><text:span text:style-name="T49">ـــــ ـــــ ـــــ </text:span><text:span text:style-name="T47">است. افزایش شمار اتم‌های کربن، باعث </text:span><text:span text:style-name="T49">ـــــ </text:span><text:span text:style-name="T47">قدرت نیروی بین مولکولی، ( و </text:span><text:span text:style-name="T49">ـــــ </text:span><text:span text:style-name="T47">جرم و حجم مولکول ) و باعث </text:span><text:span text:style-name="T49">ـــــ </text:span><text:span text:style-name="T47">نقطه جوش می‌شود.</text:span></text:p>
      <text:p text:style-name="P101"><text:span text:style-name="T47">ج) با بزرگ‌تر شدن زنجیر کربنی، گران‌روی </text:span><text:span text:style-name="T49">ـــــ </text:span><text:span text:style-name="T47">می‌یابد چون مقاومت مولکول‌های بزرگ‌تر ددر برابر جاری شدن </text:span><text:span text:style-name="T49">ـــــ </text:span><text:span text:style-name="T47">است.</text:span></text:p>
      <text:p text:style-name="P101"><text:span text:style-name="T47">چ) چسبندگی: C_{18}H_{38}<text:tab/><text:tab/>C_{25}H_{52} (نیروی بین مولکولی (واندروالسی) در </text:span><text:span text:style-name="T49">ـــــ </text:span><text:span text:style-name="T47">قوی‌تر است. )</text:span></text:p>
      <text:p text:style-name="P101"><text:span text:style-name="T47"><text:tab/><text:tab/>( </text:span><text:span text:style-name="T49">ـــــ </text:span><text:span text:style-name="T47">)<text:tab/><text:tab/><text:tab/><text:tab/>(</text:span><text:span text:style-name="T49"> ـــــ </text:span><text:span text:style-name="T47">)</text:span></text:p>
      <text:p text:style-name="P101"><text:span text:style-name="T47">با هم بیندیشیم ۲ صفحه ۳۵</text:span></text:p>
      <text:p text:style-name="P101"><text:span text:style-name="T47">الف) آلکان‌های </text:span><text:span text:style-name="T49">ـــــ </text:span><text:span text:style-name="T47">تا </text:span><text:span text:style-name="T49">ـــــ </text:span><text:span text:style-name="T47">کربنه در دمای ۲۲ درجه سانتی‌گراد به حالت گاز هستند.</text:span></text:p>
      <text:p text:style-name="P102"><text:span text:style-name="T47">ب) با افزایش جرم مولی آ</text:span><text:span text:style-name="T51">لکان، نقطه جوش </text:span><text:span text:style-name="T49">ـــــ </text:span><text:span text:style-name="T51">می‌یابد !!! ( این، </text:span><text:span text:style-name="T46">۴۰</text:span><text:span text:style-name="T51"> بار! )</text:span></text:p>
      <text:p text:style-name="P103"><text:span text:style-name="T51">آ</text:span><text:span text:style-name="T47">لکان‌ها به دلیل </text:span><text:span text:style-name="T49">ـــــ </text:span><text:span text:style-name="T47">بودن، در آب </text:span><text:span text:style-name="T49">ـــــ </text:span><text:span text:style-name="T47">و می‌توان از آن‌ها برای حفاظت </text:span><text:span text:style-name="T49">ـــــ </text:span><text:span text:style-name="T47">استفاده کرد. قرار دادن فلز در آلکان‌های </text:span><text:span text:style-name="T49">ـــــ </text:span><text:span text:style-name="T47">یا </text:span><text:span text:style-name="T49">ـــــ </text:span><text:span text:style-name="T47">کردن سطح فلز‌ها و وسایل فلزی با آنها، مانع از رسیدن </text:span><text:span text:style-name="T49">ـــــ </text:span><text:span text:style-name="T47">به سطح فلز می‌شود و از </text:span><text:span text:style-name="T49">ـــــ </text:span><text:span text:style-name="T47">فلز جلوگیری می‌کند.</text:span></text:p>
      <text:p text:style-name="P104"><text:span text:style-name="T47">آلکان‌ها، ترکیباتی سیر </text:span><text:span text:style-name="T49">ـــــ </text:span><text:span text:style-name="T47">هستند، ( هر اتم کربن به </text:span><text:span text:style-name="T49">ـــــ </text:span><text:span text:style-name="T47">اتم دیگر متصل است ). پیوند‌های آن‌ها فقط اشتراکی </text:span><text:span text:style-name="T49">ـــــ </text:span><text:span text:style-name="T47">است. ( دوگانه و سه‌گانه </text:span><text:span text:style-name="T49">ـــــ </text:span><text:span text:style-name="T47">). آلکان‌ها تمایل زیادی برای واکنش شیمیایی </text:span><text:span text:style-name="T49">ـــــ .</text:span></text:p>
      <text:p text:style-name="P105"><text:span text:style-name="T49">آ</text:span><text:span text:style-name="T47">گر آلکان‌ها را </text:span><text:span text:style-name="T52">استنشاق</text:span><text:span text:style-name="T47"> کنیم</text:span><text:span text:style-name="T52">، میزان سمی بودن آن‌ها </text:span><text:span text:style-name="T49">ـــــ </text:span><text:span text:style-name="T52">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06"><text:span text:style-name="T47">خوب است بدانیم صفحه ۳۶: گشتاور دو قطبی مولکول‌های سازنده چربی‌ها، حدود ـــــ است. ( چربی‌ها، ـــــ هستند. )</text:span></text:p>
      <text:p text:style-name="P106"><text:span text:style-name="T47">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06"><text:span text:style-name="T47">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06"><text:span text:style-name="T36">«نامگذاری آلکان‌ها» </text:span><text:span text:style-name="T47">( پیوند با ریاضی صفحه ۳۵ )</text:span></text:p>
      <text:p text:style-name="P106"><text:span text:style-name="T47">واژه «آلکان» از دو جزء ساخته شده است. به جای لفظ «آلکـ» همواره کلمه‌ای قرار می‌گیرد که ـــــ اتم کربن را مشخص می‌کند.</text:span></text:p>
      <text:p text:style-name="P106"><text:span text:style-name="T47">اعداد یونانی ا تا ۴ به ترتیب</text:span></text:p>
      <text:p text:style-name="P105"><text:span text:style-name="T52">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07"><text:span text:style-name="T39">«</text:span><text:span text:style-name="T36">نامگذاری آلکان‌های شاخه‌دار»</text:span></text:p>
      <text:p text:style-name="P71"><text:span text:style-name="T36">برای نام‌گذاری آلکان‌های شاخه‌دار، باید:</text:span></text:p>
      <text:p text:style-name="P71"><text:span text:style-name="T36">۱) نام شاخه‌های جانبی ( فرعی ) را بدانیم:</text:span></text:p>
      <text:p text:style-name="P72"><text:span text:style-name="T36">آلکان \ce{-&gt;[-H]} ـــــ<text:tab/><text:tab/><text:tab/>\ce{CH4 -&gt; -CH3}<text:tab/><text:tab/>\ce{C2H6 -&gt; -C2H5(-CH2CH3)}</text:span></text:p>
      <text:p text:style-name="P71"><text:span text:style-name="T36"><text:tab/>( ـــــ )<text:tab/><text:tab/><text:tab/><text:tab/><text:tab/><text:tab/>( ـــــ )</text:span></text:p>
      <text:p text:style-name="P71"><text:span text:style-name="T36">۲) سپس باید زنجیر اصلی را </text:span><text:span text:style-name="T44">به درستی</text:span><text:span text:style-name="T36"> انتخاب کنیم: زنجیری که بیشترین تعداد ـــــ را دارد.</text:span></text:p>
      <text:p text:style-name="P71"><text:span text:style-name="T36">( به شرطی که از هر کربن فقط ۱ بار عبور کنیم.) در هر مورد، دور زنجیر اصلی، کادر بکشید:</text:span></text:p>
      <text:p text:style-name="P71"><text:span text:style-name="T36"/></text:p>
      <text:p text:style-name="P71"><text:span text:style-name="T36">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71"><text:span text:style-name="T36">نکته ۲: گروه آلکی</text:span><text:span text:style-name="T41">ل</text:span><text:span text:style-name="T36"> ( مانند متیل یا اتیل ) در کربن ابتدایی یا پایانی زنجیر اصلی، در‌واقع، ادامه ـــــ است و شاخه فرعی محسوب ـــــ تمرین ۱: نامگذاری کنید: </text:span></text:p>
      <text:p text:style-name="P71"><text:span text:style-name="T36"/></text:p>
      <text:p text:style-name="P71"><text:span text:style-name="T36">۳) سپس، زنجیر اصلی انتخاب شده ار از طرفی که به ـــــ ـــــ نزدیک‌تر است، شماره‌گذاری می‌کنیم. ( شماره اتصال شاخه فرقی باید ـــــ باشد. )</text:span></text:p>
      <text:p text:style-name="P71"><text:span text:style-name="T36">( سه ترکیب قسمت ۲ را شماره گذاری نمایید.)</text:span></text:p>
      <text:p text:style-name="P71"><text:span text:style-name="T36">۴) نامگذاری:</text:span></text:p>
      <text:p text:style-name="P71"><text:span text:style-name="T36">&gt;&gt;&gt; اگر تعداد شاخه یکی باشد: شماره اتصال و نام شاخه ـــــ و سپس نام ـــــ ـــــ ذکر می‌شود:</text:span></text:p>
      <text:p text:style-name="P73"><text:span text:style-name="T36">با هم بیندیشیم ۱ صفحه ۳۷:</text:span></text:p>
      <text:p text:style-name="P74"><text:span text:style-name="T36">الف) اعداد، نشانگر شماره </text:span><text:span text:style-name="T40">ـــــ </text:span><text:span text:style-name="T36">در </text:span><text:span text:style-name="T40">ـــــ </text:span><text:span text:style-name="T36">اصلی است که </text:span><text:span text:style-name="T40">ـــــ </text:span><text:span text:style-name="T36">فرعی به آن متصل شده است و واژه بعد از آن، </text:span><text:span text:style-name="T40">ـــــ </text:span><text:span text:style-name="T36">شاخه فرعی را نشان می‌دهد. واژه بعدی، نام </text:span><text:span text:style-name="T40">ـــــ ـــــ </text:span><text:span text:style-name="T36">است.</text:span></text:p>
      <text:p text:style-name="P74"><text:span text:style-name="T36">ب) شباهت این دو ترکیب، در تعداد کل </text:span><text:span text:style-name="T40">ـــــ </text:span><text:span text:style-name="T36">در ترکیب، و نیز تعداد کربن </text:span><text:span text:style-name="T40">ـــــ ـــــ </text:span><text:span text:style-name="T36">و نیز، تعداد کربن و نوع </text:span><text:span text:style-name="T40">ـــــ ـــــ </text:span><text:span text:style-name="T36">است.</text:span></text:p>
      <text:p text:style-name="P74"><text:span text:style-name="T36">تفاوت این دو ترکیب، در </text:span><text:span text:style-name="T40">ـــــ ـــــ </text:span><text:span text:style-name="T36">اتصال شاخه فرعی است.</text:span></text:p>
      <text:p text:style-name="P74"><text:span text:style-name="T36">با هم بیندیشیم ۲:</text:span></text:p>
      <text:p text:style-name="P74"><text:span text:style-name="T36">۳- متیل هگزان<text:tab/><text:tab/><text:tab/><text:tab/><text:tab/><text:tab/><text:tab/>۴- متیل هپتان</text:span></text:p>
      <text:p text:style-name="P74"><text:span text:style-name="T36">با هم بیندیشیم ۳:</text:span></text:p>
      <text:p text:style-name="P74"><text:span text:style-name="T36">با هم بیندیشیم ۴:</text:span></text:p>
      <text:p text:style-name="P74"><text:span text:style-name="T36">انتخاب زنجیر<text:tab/><text:tab/><text:tab/>انتخاب زنجیر جهت شماره‌گذاری<text:tab/><text:tab/><text:tab/>انتخب زنجیر جهت شماره‌گذاری</text:span></text:p>
      <text:p text:style-name="P74"><text:span text:style-name="T36">نام نادرست:<text:tab/><text:tab/><text:tab/><text:tab/>نام نادرست:<text:tab/><text:tab/><text:tab/><text:tab/><text:tab/>نام درست:</text:span></text:p>
      <text:p text:style-name="P75"><text:span text:style-name="T36">نکته مهم: متیل در کربن اول، اتیل در کربن اول و دوم، پروپیل در کربن‌های اول، دوم و سوم زنجیر، شاخه فرعی </text:span><text:span text:style-name="T40">ـــــ ـــــ </text:span><text:span text:style-name="T36">و ادامه زنجیر محسوب </text:span><text:span text:style-name="T40">ـــــ</text:span></text:p>
      <text:p text:style-name="P75"><text:span text:style-name="T40">خ</text:span><text:span text:style-name="T36">وب است بدانیم ۱ الف صفحه ۳۸</text:span></text:p>
      <text:p text:style-name="P75"><text:span text:style-name="T36">تمرین دوره‌ای ۵ قسمت (پ)</text:span></text:p>
      <text:p text:style-name="P75"><text:span text:style-name="T36">خوب است بدانیم ۲ صفحه ۳۹</text:span></text:p>
      <text:p text:style-name="P75"><text:span text:style-name="T36"/></text:p>
      <text:p text:style-name="P76"><text:span text:style-name="T36">نتیجه:</text:span></text:p>
      <text:p text:style-name="P77"><text:span text:style-name="T36">متیل در کربن اول، اتیل در کربن دوم، پروپیل در کربن سوم ( و غیره ) نیز ادامه </text:span><text:span text:style-name="T40">ـــــ ـــــ </text:span><text:span text:style-name="T36">به شماره می‌روند، و شاخه فرعی </text:span><text:span text:style-name="T40">ـــــ .</text:span></text:p>
      <text:p text:style-name="P77"><text:span text:style-name="T40">ن</text:span><text:span text:style-name="T36">کته: هالوژن‌ها نیز می‌توانند به عنوان شاخه فرعی در ترکیب‌های آلی محسوب شوند.</text:span></text:p>
      <text:p text:style-name="P77"><text:span text:style-name="T36">در نامگذاری، پسوند «ـو» به نام هالوژن افزوده می‌شود.</text:span></text:p>
      <text:p text:style-name="P77"><text:span text:style-name="T36">تذکر مهم: هالوژن‌ها ( برخلاف گروه‌های آلکیل</text:span><text:span text:style-name="T42"> ) در کربن اول زنجیر نیز شاخه فرعی می‌توانند باشند.</text:span></text:p>
      <text:p text:style-name="P77"><text:span text:style-name="T42"/></text:p>
      <text:p text:style-name="P78"><text:span text:style-name="T36">تمرین – ترکیبی با فرمول مولکولی C_3H_7I چند ایزومر ساختاری دارد؟</text:span></text:p>
      <text:p text:style-name="P78"><text:span text:style-name="T36">نکته: هالوژن می‌تواند/نمی‌تواند در کربن اول زنجیر </text:span><text:span text:style-name="T43">نیز</text:span><text:span text:style-name="T36"> شاخه فرعی باشد.</text:span></text:p>
      <text:p text:style-name="P79"><text:span text:style-name="T36">نتیجه: عدد </text:span><text:span text:style-name="T44">۱</text:span><text:span text:style-name="T36"> برای هالوژن‌ها ( به عنوان شاخه ) ذکر ـــــ ـــــ .</text:span></text:p>
      <text:p text:style-name="P79"><text:span text:style-name="T36">معرفی دو شاخه فرعی دیگر:</text:span></text:p>
      <text:p text:style-name="P80"><text:span text:style-name="T36">(\qquad) – CN<text:tab/>و <text:tab/>(\qquad) – NO_2</text:span></text:p>
      <text:p text:style-name="P81"><text:span text:style-name="T36">* نکته:</text:span></text:p>
      <text:p text:style-name="P81"><text:span text:style-name="T36">هنگامی که شاخه فرعی، فقط یک کربن اتصال در زنجیر اصلی دارد، شماره اتصال شاخه فرعی </text:span><text:span text:style-name="T44">نباید</text:span><text:span text:style-name="T36"> ذکر شود. ( برخی کتاب‌ها می‌گویند که </text:span><text:span text:style-name="T44">بهتر است</text:span><text:span text:style-name="T54"> گفته نشود. )</text:span></text:p>
      <text:p text:style-name="P81"><text:span text:style-name="T54">ادامه نامگذاری ( قوانین )</text:span></text:p>
      <text:p text:style-name="P81"><text:span text:style-name="T54">&gt;&gt;&gt; تعداد شاخه فرعی بیش از یک<text:tab/>← دو یا چند شاخه فرعی اما از یک نوع </text:span><text:span text:style-name="T55">*</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56">ـــــ </text:span>به <text:span text:style-name="T56">ـــــ </text:span>نوشته می‌شود ( حتی اگر <text:span text:style-name="T56">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56">ـــــ </text:span>ساخت.</text:p>
      <text:p text:style-name="P6">CH_3 – CH(CH_3) – CH(CH_3) – C_2H_5<text:tab/><text:tab/>CH_3 – C(CH_3)_2 – CH_2 – CH(CH_3)_2</text:p>
      <text:p text:style-name="P5">خوب است بدانیم ۱ ت صفحه ۳۸<text:tab/><text:tab/><text:tab/>خوب است بدانیم ۱ ث صفحه ۳۸<text:tab/>CH_2Cl – CHCl – CH_3</text:p>
      <text:p text:style-name="P5">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5">اما در نامگذاری: تقدم ذکر نام شاخه فرعی، بر اساس حرف اول نام آن ( در انگلیسی ) است. ← در این حالت، شماره اتصال و نام هر شاخه فرعی، جداگانه ذکر می‌شود.</text:p>
      <text:p text:style-name="P5">یعنی: در <text:span text:style-name="T8">نامگذاری</text:span>، شاخه فرعی <text:span text:style-name="T56">ـــــ </text:span>بر <text:span text:style-name="T56">ـــــ </text:span>مقدم است، ( به دلیل تقدم حرف اول نام ) چه شماره اتصالش بیشتر باشد، چه کمتر و چه مساوی!</text:p>
      <text:p text:style-name="P5">خوب است بدانیم ۱ ب صفحه ۳۸</text:p>
      <text:p text:style-name="P5"/>
      <text:p text:style-name="P5">نکته: اگر شماره‌گذاری دو نوع شاخه فرعی، از دو طرف ارقام یکسانی بدهد، شماره‌گذاری باید از طرف آن شاخه فرعی انجام شود که شاخه مقدم در نام‌گذاری شماره <text:span text:style-name="T56">ـــــ </text:span>داشته باشد:</text:p>
      <text:p text:style-name="P6">CH_3 – CH<text:tab/><text:tab/>Br – CH<text:tab/><text:tab/>Cl – CH_3</text:p>
      <text:p text:style-name="P5">در نام‌گذاری ترکیب‌های آلی، بین عدد و عدد: <text:span text:style-name="T56">ـــــ</text:span></text:p>
      <text:p text:style-name="P5">بین عدد و کلمه: <text:span text:style-name="T56">ـــــ </text:span>قرار می‌گیرد</text:p>
      <text:p text:style-name="P5">و بین کلمه و کلمه: <text:span text:style-name="T56">ـــــــــــــــ !</text:span></text:p>
      <text:p text:style-name="P5">نامگذاری کنید:</text:p>
      <text:p text:style-name="P6">CH_3 – CH_2 – CH(CH_3) – CH(C_2H_5) – CH_2 – CH_3</text:p>
      <text:p text:style-name="P6"/>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7:14:13.958173311</dc:date>
    <meta:editing-duration>P1DT15H23M28S</meta:editing-duration>
    <meta:editing-cycles>76</meta:editing-cycles>
    <meta:generator>LibreOffice/7.5.5.2$Linux_X86_64 LibreOffice_project/50$Build-2</meta:generator>
    <meta:document-statistic meta:table-count="0" meta:image-count="0" meta:object-count="0" meta:page-count="25" meta:paragraph-count="436" meta:word-count="5942" meta:character-count="29466" meta:non-whitespace-character-count="23746"/>
  </office:meta>
</office:document-meta>
</file>